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67763" officeooo:paragraph-rsid="000677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ten Tag Frau Bauhofer / Herr Cotti</text:p>
      <text:p text:style-name="P1"/>
      <text:p text:style-name="P1">sie haben ja dafür gesorgt, dass ich zur Gerichtsverhandlung nicht mal mehr Geld habe für ein Zugbillet geschweige denn für einen Anwalt.</text:p>
      <text:p text:style-name="P1"/>
      <text:p text:style-name="P1">Ich würde den Enspruch gerne verschieben auf die nächste Zwangsanordnung der Medikamente die in einem halben oder ganzen Jahr ist.</text:p>
      <text:p text:style-name="P1"/>
      <text:p text:style-name="P1">Ich habe kein Geld für einen Anwalt, das wissen sie ja ihr ganzes System zielt darauf ab Zeugen und Opfer einzeln Platt zu machen und vorher das Budget des Zeugen auf Null zu setzen.</text:p>
      <text:p text:style-name="P1"/>
      <text:p text:style-name="P1">Rechtlich wäre es so formuliert: «Ich ziehe meine Einsprache zurück» bzw. ich kann mir zur Zeit gar nichts mehr leisten, auch kein Anwalt und ich weiss wie sie funktionieren, sie lügen und betrügen wo sie könnne. Auch falls sie dann Gerichtskosten verhängen würden wäre das ein Suizidgrund für mich. Indzierte Existenzangst.</text:p>
      <text:p text:style-name="P1"/>
      <text:p text:style-name="P1">Dann ist die Zeit auch (vermutlich Vorsätzlich) so gewählt dass man sich schlecht oder gar nicth vorbereiten kann. Ausserdem wurde ich von der Zürich Versichreung dazu getreiben heute wieder fast vom Balkon zu springen.</text:p>
      <text:p text:style-name="P1"/>
      <text:p text:style-name="P1">Die Eingeschriebenen anderen Briefe sind aber Offizialdelikte, da müssten sie eigentlich ermittelt weil sie sich sonst selber strafbar machen würden, ausserdem bin ich meiner Bürgerpflich nachgekommen und hab alles gemeldet was ich weiss oder herausgefunden habe.</text:p>
      <text:p text:style-name="P1"/>
      <text:p text:style-name="P1">Dann ihr InvcMail verweigert das versenden von Mails womit man sich dann ein «nicht einhalten von Fristen» einhandeln würde (Attachement)</text:p>
      <text:p text:style-name="P1"/>
      <text:p text:style-name="P1">Dann auf dem Implantat (Attachement) wurde in der Psychiatrie auch immer geloopt dass man im Blauen Saal erschossen werde. Ist vielleicht nur psychologische Kriegsführung aber seit dem ich mitbekommen habe dass sie seit 70 Jahren Verdinkinder Morde vertuschen traue ich das der Justiz zu.</text:p>
      <text:p text:style-name="P1"/>
      <text:p text:style-name="P1">Also die Justiz ist meiner Meinung nach ein KZ des CIA wo Zeugen die das mit der US Infiltration und Wirtschaftsspionage durch USA herausgefunden haben ermordet werden bzw. in den Suizid getrieben werden.</text:p>
      <text:p text:style-name="P1"/>
      <text:p text:style-name="P1"/>
      <text:p text:style-name="P1"/>
      <text:p text:style-name="P1"/>
      <text:p text:style-name="P1"/>
      <text:p text:style-name="P1">Aarau 1.11.2022</text:p>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2:07:56.198980484</meta:creation-date>
    <meta:print-date>2022-11-01T12:18:19.054783029</meta:print-date>
    <dc:date>2022-11-01T12:53:53.396497274</dc:date>
    <meta:editing-duration>PT45M57S</meta:editing-duration>
    <meta:editing-cycles>1</meta:editing-cycles>
    <meta:document-statistic meta:table-count="0" meta:image-count="0" meta:object-count="0" meta:page-count="1" meta:paragraph-count="11" meta:word-count="303" meta:character-count="1935" meta:non-whitespace-character-count="1643"/>
    <meta:generator>LibreOffice/7.4.1.2$Linux_X86_64 LibreOffice_project/40$Build-2</meta:generator>
  </office:meta>
</office:document-meta>
</file>